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3flow" table:style-name="ta1">
        <table:shapes>
          <draw:frame draw:z-index="0" draw:style-name="gr1" draw:text-style-name="P1" svg:width="159.99mm" svg:height="89.99mm" svg:x="20.55mm" svg:y="81.74mm">
            <loext:p draw:notify-on-update-of-ranges="l3flow.B3:l3flow.B6 l3flow.D2:l3flow.D2 l3flow.D3:l3flow.D6 l3flow.E2:l3flow.E2 l3flow.E3:l3flow.E6 l3flow.F2:l3flow.F2 l3flow.F3:l3flow.F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5mm" svg:x="219.44mm" svg:y="83.4mm">
            <loext:p draw:notify-on-update-of-ranges="l3flow.B3:l3flow.B6 l3flow.G2:l3flow.G2 l3flow.G3:l3flow.G6 l3flow.H2:l3flow.H2 l3flow.H3:l3flow.H6 l3flow.I2:l3flow.I2 l3flow.I3:l3flow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15" calcext:value-type="float">
            <text:p>3115</text:p>
          </table:table-cell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01" calcext:value-type="float">
            <text:p>601</text:p>
          </table:table-cell>
          <table:table-cell office:value-type="float" office:value="443" calcext:value-type="float">
            <text:p>443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1"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1" office:value-type="float" office:value="2435" calcext:value-type="float">
            <text:p>24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0" calcext:value-type="float">
            <text:p>670</text:p>
          </table:table-cell>
          <table:table-cell office:value-type="float" office:value="232" calcext:value-type="float">
            <text:p>232</text:p>
          </table:table-cell>
          <table:table-cell table:style-name="ce1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6" calcext:value-type="float">
            <text:p>3106</text:p>
          </table:table-cell>
          <table:table-cell table:style-name="ce1" office:value-type="float" office:value="2422" calcext:value-type="float">
            <text:p>24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TOTAL:3115 NDETOK:2514 NDETNOK:0 DET:601 (REC:443 NREC:129 RECERR:29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string" calcext:value-type="string">
            <text:p>TOTAL:3105 NDETOK:2391 NDETNOK:0 DET:714 (REC:481 NREC:233 RECERR:0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string" calcext:value-type="string">
            <text:p>TOTAL:3105 NDETOK:2435 NDETNOK:0 DET:670 (REC:232 NREC:438 RECERR:0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string" calcext:value-type="string">
            <text:p>TOTAL:3106 NDETOK:2422 NDETNOK:1 DET:683 (REC:536 NREC:146 RECERR:1)</text:p>
          </table:table-cell>
          <table:table-cell table:number-columns-repeated="6"/>
        </table:table-row>
      </table:table>
      <table:table table:name="l3tmr" table:style-name="ta1">
        <table:shapes>
          <draw:frame draw:z-index="0" draw:style-name="gr1" draw:text-style-name="P1" svg:width="159.99mm" svg:height="89.99mm" svg:x="26.05mm" svg:y="68.19mm">
            <loext:p draw:notify-on-update-of-ranges="l3tmr.B3:l3tmr.B6 l3tmr.D2:l3tmr.D2 l3tmr.D3:l3tmr.D6 l3tmr.E2:l3tmr.E2 l3tmr.E3:l3tmr.E6 l3tmr.F2:l3tmr.F2 l3tmr.F3:l3tmr.F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7mm" svg:height="90.05mm" svg:x="210.91mm" svg:y="68mm">
            <loext:p draw:notify-on-update-of-ranges="l3tmr.B3:l3tmr.B6 l3tmr.G2:l3tmr.G2 l3tmr.G3:l3tmr.G6 l3tmr.H2:l3tmr.H2 l3tmr.H3:l3tmr.H6 l3tmr.I2:l3tmr.I2 l3tmr.I3:l3tmr.I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table:style-name="ce1" office:value-type="float" office:value="2518" calcext:value-type="float">
            <text:p>25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425" calcext:value-type="float">
            <text:p>24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653" calcext:value-type="float">
            <text:p>6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613" calcext:value-type="float">
            <text:p>6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3time" table:style-name="ta1">
        <table:shapes>
          <draw:frame draw:z-index="0" draw:style-name="gr1" draw:text-style-name="P1" svg:width="159.99mm" svg:height="89.99mm" svg:x="26.05mm" svg:y="68.19mm">
            <loext:p draw:notify-on-update-of-ranges="l3time.B3:l3time.B6 l3time.D2:l3time.D2 l3time.D3:l3time.D6 l3time.E2:l3time.E2 l3time.E3:l3time.E6 l3time.F2:l3time.F2 l3time.F3:l3time.F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7mm" svg:height="90.05mm" svg:x="210.91mm" svg:y="68mm">
            <loext:p draw:notify-on-update-of-ranges="l3time.B3:l3time.B6 l3time.G2:l3time.G2 l3time.G3:l3time.G6 l3time.H2:l3time.H2 l3time.H3:l3time.H6 l3time.I2:l3time.I2 l3time.I3:l3time.I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981" calcext:value-type="float">
            <text:p>298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7" calcext:value-type="float">
            <text:p>3107</text:p>
          </table:table-cell>
          <table:table-cell office:value-type="float" office:value="2939" calcext:value-type="float">
            <text:p>293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7" calcext:value-type="float">
            <text:p>3107</text:p>
          </table:table-cell>
          <table:table-cell office:value-type="float" office:value="2967" calcext:value-type="float">
            <text:p>2967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4" table:style-name="ta1">
        <table:shapes>
          <draw:frame draw:z-index="0" draw:style-name="gr1" draw:text-style-name="P1" svg:width="203.19mm" svg:height="115.8mm" svg:x="66.36mm" svg:y="36.66mm">
            <loext:p draw:notify-on-update-of-ranges="Sheet4.C2:Sheet4.K3 Sheet4.B4:Sheet4.B4 Sheet4.C4:Sheet4.K4 Sheet4.B5:Sheet4.B5 Sheet4.C5:Sheet4.K5 Sheet4.B6:Sheet4.B6 Sheet4.C6:Sheet4.K6 Sheet4.B7:Sheet4.B7 Sheet4.C7:Sheet4.K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2" table:number-columns-spanned="1" table:number-rows-spanned="2"/>
          <table:table-cell table:style-name="ce2" office:value-type="string" calcext:value-type="string" table:number-columns-spanned="3" table:number-rows-spanned="1">
            <text:p>L3Flow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L3TMR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L3TR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table:formula="of:=[l3flow.D2]" office:value-type="string" office:string-value="Ok-latent" calcext:value-type="string">
            <text:p>Ok-latent</text:p>
          </table:table-cell>
          <table:table-cell table:formula="of:=[l3flow.E2]" office:value-type="string" office:string-value="Nok-failure" calcext:value-type="string">
            <text:p>Nok-failure</text:p>
          </table:table-cell>
          <table:table-cell table:formula="of:=[l3flow.F2]" office:value-type="string" office:string-value="Detected" calcext:value-type="string">
            <text:p>Detected</text:p>
          </table:table-cell>
          <table:table-cell table:formula="of:=[l3tmr.D2]" office:value-type="string" office:string-value="Ok-latent" calcext:value-type="string">
            <text:p>Ok-latent</text:p>
          </table:table-cell>
          <table:table-cell table:formula="of:=[l3tmr.E2]" office:value-type="string" office:string-value="Nok-failure" calcext:value-type="string">
            <text:p>Nok-failure</text:p>
          </table:table-cell>
          <table:table-cell table:formula="of:=[l3tmr.F2]" office:value-type="string" office:string-value="Detected" calcext:value-type="string">
            <text:p>Detected</text:p>
          </table:table-cell>
          <table:table-cell table:formula="of:=[l3time.D2]" office:value-type="string" office:string-value="Ok-latent" calcext:value-type="string">
            <text:p>Ok-latent</text:p>
          </table:table-cell>
          <table:table-cell table:formula="of:=[l3time.E2]" office:value-type="string" office:string-value="Nok-failure" calcext:value-type="string">
            <text:p>Nok-failure</text:p>
          </table:table-cell>
          <table:table-cell table:formula="of:=[l3time.F2]" office:value-type="string" office:string-value="Detected" calcext:value-type="string">
            <text:p>Detected</text:p>
          </table:table-cell>
        </table:table-row>
        <table:table-row table:style-name="ro1">
          <table:table-cell/>
          <table:table-cell table:formula="of:=[l3flow.B3]" office:value-type="string" office:string-value="basic" calcext:value-type="string">
            <text:p>basic</text:p>
          </table:table-cell>
          <table:table-cell table:formula="of:=[l3flow.D3]" office:value-type="float" office:value="2514" calcext:value-type="float">
            <text:p>2514</text:p>
          </table:table-cell>
          <table:table-cell table:formula="of:=[l3flow.E3]" office:value-type="float" office:value="0" calcext:value-type="float">
            <text:p>0</text:p>
          </table:table-cell>
          <table:table-cell table:formula="of:=[l3flow.F3]" office:value-type="float" office:value="601" calcext:value-type="float">
            <text:p>601</text:p>
          </table:table-cell>
          <table:table-cell table:formula="of:=[l3tmr.D3]" office:value-type="float" office:value="2518" calcext:value-type="float">
            <text:p>2518</text:p>
          </table:table-cell>
          <table:table-cell table:formula="of:=[l3tmr.E3]" office:value-type="float" office:value="0" calcext:value-type="float">
            <text:p>0</text:p>
          </table:table-cell>
          <table:table-cell table:formula="of:=[l3tmr.F3]" office:value-type="float" office:value="587" calcext:value-type="float">
            <text:p>587</text:p>
          </table:table-cell>
          <table:table-cell table:formula="of:=[l3time.D3]" office:value-type="float" office:value="2981" calcext:value-type="float">
            <text:p>2981</text:p>
          </table:table-cell>
          <table:table-cell table:formula="of:=[l3time.E3]" office:value-type="float" office:value="64" calcext:value-type="float">
            <text:p>64</text:p>
          </table:table-cell>
          <table:table-cell table:formula="of:=[l3time.F3]" office:value-type="float" office:value="62" calcext:value-type="float">
            <text:p>62</text:p>
          </table:table-cell>
        </table:table-row>
        <table:table-row table:style-name="ro1">
          <table:table-cell/>
          <table:table-cell table:formula="of:=[l3flow.B4]" office:value-type="string" office:string-value="bsort" calcext:value-type="string">
            <text:p>bsort</text:p>
          </table:table-cell>
          <table:table-cell table:formula="of:=[l3flow.D4]" office:value-type="float" office:value="2391" calcext:value-type="float">
            <text:p>2391</text:p>
          </table:table-cell>
          <table:table-cell table:formula="of:=[l3flow.E4]" office:value-type="float" office:value="0" calcext:value-type="float">
            <text:p>0</text:p>
          </table:table-cell>
          <table:table-cell table:formula="of:=[l3flow.F4]" office:value-type="float" office:value="714" calcext:value-type="float">
            <text:p>714</text:p>
          </table:table-cell>
          <table:table-cell table:formula="of:=[l3tmr.D4]" office:value-type="float" office:value="2425" calcext:value-type="float">
            <text:p>2425</text:p>
          </table:table-cell>
          <table:table-cell table:formula="of:=[l3tmr.E4]" office:value-type="float" office:value="1" calcext:value-type="float">
            <text:p>1</text:p>
          </table:table-cell>
          <table:table-cell table:formula="of:=[l3tmr.F4]" office:value-type="float" office:value="680" calcext:value-type="float">
            <text:p>680</text:p>
          </table:table-cell>
          <table:table-cell table:formula="of:=[l3time.D4]" office:value-type="float" office:value="0" calcext:value-type="float">
            <text:p>0</text:p>
          </table:table-cell>
          <table:table-cell table:formula="of:=[l3time.E4]" office:value-type="float" office:value="0" calcext:value-type="float">
            <text:p>0</text:p>
          </table:table-cell>
          <table:table-cell table:formula="of:=[l3time.F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flow.B5]" office:value-type="string" office:string-value="nmea" calcext:value-type="string">
            <text:p>nmea</text:p>
          </table:table-cell>
          <table:table-cell table:formula="of:=[l3flow.D5]" office:value-type="float" office:value="2435" calcext:value-type="float">
            <text:p>2435</text:p>
          </table:table-cell>
          <table:table-cell table:formula="of:=[l3flow.E5]" office:value-type="float" office:value="0" calcext:value-type="float">
            <text:p>0</text:p>
          </table:table-cell>
          <table:table-cell table:formula="of:=[l3flow.F5]" office:value-type="float" office:value="670" calcext:value-type="float">
            <text:p>670</text:p>
          </table:table-cell>
          <table:table-cell table:formula="of:=[l3tmr.D5]" office:value-type="float" office:value="2458" calcext:value-type="float">
            <text:p>2458</text:p>
          </table:table-cell>
          <table:table-cell table:formula="of:=[l3tmr.E5]" office:value-type="float" office:value="0" calcext:value-type="float">
            <text:p>0</text:p>
          </table:table-cell>
          <table:table-cell table:formula="of:=[l3tmr.F5]" office:value-type="float" office:value="647" calcext:value-type="float">
            <text:p>647</text:p>
          </table:table-cell>
          <table:table-cell table:formula="of:=[l3time.D5]" office:value-type="float" office:value="2939" calcext:value-type="float">
            <text:p>2939</text:p>
          </table:table-cell>
          <table:table-cell table:formula="of:=[l3time.E5]" office:value-type="float" office:value="78" calcext:value-type="float">
            <text:p>78</text:p>
          </table:table-cell>
          <table:table-cell table:formula="of:=[l3time.F5]"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[l3flow.B6]" office:value-type="string" office:string-value="hamming" calcext:value-type="string">
            <text:p>hamming</text:p>
          </table:table-cell>
          <table:table-cell table:formula="of:=[l3flow.D6]" office:value-type="float" office:value="2422" calcext:value-type="float">
            <text:p>2422</text:p>
          </table:table-cell>
          <table:table-cell table:formula="of:=[l3flow.E6]" office:value-type="float" office:value="1" calcext:value-type="float">
            <text:p>1</text:p>
          </table:table-cell>
          <table:table-cell table:formula="of:=[l3flow.F6]" office:value-type="float" office:value="683" calcext:value-type="float">
            <text:p>683</text:p>
          </table:table-cell>
          <table:table-cell table:formula="of:=[l3tmr.D6]" office:value-type="float" office:value="2465" calcext:value-type="float">
            <text:p>2465</text:p>
          </table:table-cell>
          <table:table-cell table:formula="of:=[l3tmr.E6]" office:value-type="float" office:value="0" calcext:value-type="float">
            <text:p>0</text:p>
          </table:table-cell>
          <table:table-cell table:formula="of:=[l3tmr.F6]" office:value-type="float" office:value="640" calcext:value-type="float">
            <text:p>640</text:p>
          </table:table-cell>
          <table:table-cell table:formula="of:=[l3time.D6]" office:value-type="float" office:value="2967" calcext:value-type="float">
            <text:p>2967</text:p>
          </table:table-cell>
          <table:table-cell table:formula="of:=[l3time.E6]" office:value-type="float" office:value="83" calcext:value-type="float">
            <text:p>83</text:p>
          </table:table-cell>
          <table:table-cell table:formula="of:=[l3time.F6]" office:value-type="float" office:value="57" calcext:value-type="float">
            <text:p>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 style:data-style-name="N2" text:time-value="16:06:58.271628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4:27:44.934471225</meta:creation-date>
    <dc:date>2017-09-15T10:30:06.777037023</dc:date>
    <meta:editing-duration>P6DT2H15M30S</meta:editing-duration>
    <meta:editing-cycles>10</meta:editing-cycles>
    <meta:generator>LibreOffice/5.1.6.2$Linux_X86_64 LibreOffice_project/10m0$Build-2</meta:generator>
    <meta:document-statistic meta:table-count="4" meta:cell-count="17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flow.B3:l3flow.B6 l3flow.G2:l3flow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G3:l3flow.G6" chart:label-cell-address="l3flow.G2:l3flow.G2" chart:class="chart:bar">
            <chart:data-point chart:repeated="4"/>
          </chart:series>
          <chart:series chart:style-name="ch8" chart:values-cell-range-address="l3flow.H3:l3flow.H6" chart:label-cell-address="l3flow.H2:l3flow.H2" chart:class="chart:bar">
            <chart:data-point chart:repeated="4"/>
          </chart:series>
          <chart:series chart:style-name="ch9" chart:values-cell-range-address="l3flow.I3:l3flow.I6" chart:label-cell-address="l3flow.I2:l3flow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flow.G2:l3flow.G2</svg:desc>
                </draw:g>
              </table:table-cell>
              <table:table-cell office:value-type="string">
                <text:p>Not-recovered</text:p>
                <draw:g>
                  <svg:desc>l3flow.H2:l3flow.H2</svg:desc>
                </draw:g>
              </table:table-cell>
              <table:table-cell office:value-type="string">
                <text:p>Recovered-error</text:p>
                <draw:g>
                  <svg:desc>l3flow.I2:l3flow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443">
                <text:p>443</text:p>
                <draw:g>
                  <svg:desc>l3flow.G3:l3flow.G6</svg:desc>
                </draw:g>
              </table:table-cell>
              <table:table-cell office:value-type="float" office:value="129">
                <text:p>129</text:p>
                <draw:g>
                  <svg:desc>l3flow.H3:l3flow.H6</svg:desc>
                </draw:g>
              </table:table-cell>
              <table:table-cell office:value-type="float" office:value="29">
                <text:p>29</text:p>
                <draw:g>
                  <svg:desc>l3flow.I3:l3flow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481">
                <text:p>481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32">
                <text:p>232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36">
                <text:p>53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flow.B3:l3flow.B6 l3flow.D2:l3flow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D3:l3flow.D6" chart:label-cell-address="l3flow.D2:l3flow.D2" chart:class="chart:bar">
            <chart:data-point chart:style-name="ch8"/>
            <chart:data-point chart:repeated="3"/>
          </chart:series>
          <chart:series chart:style-name="ch9" chart:values-cell-range-address="l3flow.E3:l3flow.E6" chart:label-cell-address="l3flow.E2:l3flow.E2" chart:class="chart:bar">
            <chart:data-point chart:repeated="4"/>
          </chart:series>
          <chart:series chart:style-name="ch10" chart:values-cell-range-address="l3flow.F3:l3flow.F6" chart:label-cell-address="l3flow.F2:l3flow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flow.D2:l3flow.D2</svg:desc>
                </draw:g>
              </table:table-cell>
              <table:table-cell office:value-type="string">
                <text:p>Nok-failure</text:p>
                <draw:g>
                  <svg:desc>l3flow.E2:l3flow.E2</svg:desc>
                </draw:g>
              </table:table-cell>
              <table:table-cell office:value-type="string">
                <text:p>Detected</text:p>
                <draw:g>
                  <svg:desc>l3flow.F2:l3flow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2514">
                <text:p>2514</text:p>
                <draw:g>
                  <svg:desc>l3flow.D3:l3flow.D6</svg:desc>
                </draw:g>
              </table:table-cell>
              <table:table-cell office:value-type="float" office:value="0">
                <text:p>0</text:p>
                <draw:g>
                  <svg:desc>l3flow.E3:l3flow.E6</svg:desc>
                </draw:g>
              </table:table-cell>
              <table:table-cell office:value-type="float" office:value="601">
                <text:p>601</text:p>
                <draw:g>
                  <svg:desc>l3flow.F3:l3flow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22">
                <text:p>2422</text:p>
              </table:table-cell>
              <table:table-cell office:value-type="float" office:value="1">
                <text:p>1</text:p>
              </table:table-cell>
              <table:table-cell office:value-type="float" office:value="683">
                <text:p>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 chart:data-label-number="percentag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mr.B3:l3tmr.B6 l3tmr.D2:l3tmr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D3:l3tmr.D6" chart:label-cell-address="l3tmr.D2:l3tmr.D2" chart:class="chart:bar">
            <chart:data-point chart:repeated="4"/>
          </chart:series>
          <chart:series chart:style-name="ch8" chart:values-cell-range-address="l3tmr.E3:l3tmr.E6" chart:label-cell-address="l3tmr.E2:l3tmr.E2" chart:class="chart:bar">
            <chart:data-point chart:repeated="4"/>
          </chart:series>
          <chart:series chart:style-name="ch9" chart:values-cell-range-address="l3tmr.F3:l3tmr.F6" chart:label-cell-address="l3tmr.F2:l3tmr.F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mr.D2:l3tmr.D2</svg:desc>
                </draw:g>
              </table:table-cell>
              <table:table-cell office:value-type="string">
                <text:p>Nok-failure</text:p>
                <draw:g>
                  <svg:desc>l3tmr.E2:l3tmr.E2</svg:desc>
                </draw:g>
              </table:table-cell>
              <table:table-cell office:value-type="string">
                <text:p>Detected</text:p>
                <draw:g>
                  <svg:desc>l3tmr.F2:l3tmr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2518">
                <text:p>2518</text:p>
                <draw:g>
                  <svg:desc>l3tmr.D3:l3tmr.D6</svg:desc>
                </draw:g>
              </table:table-cell>
              <table:table-cell office:value-type="float" office:value="0">
                <text:p>0</text:p>
                <draw:g>
                  <svg:desc>l3tmr.E3:l3tmr.E6</svg:desc>
                </draw:g>
              </table:table-cell>
              <table:table-cell office:value-type="float" office:value="587">
                <text:p>587</text:p>
                <draw:g>
                  <svg:desc>l3tmr.F3:l3tmr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425">
                <text:p>2425</text:p>
              </table:table-cell>
              <table:table-cell office:value-type="float" office:value="1">
                <text:p>1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mr.B3:l3tmr.B6 l3tmr.G2:l3tmr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G3:l3tmr.G6" chart:label-cell-address="l3tmr.G2:l3tmr.G2" chart:class="chart:bar">
            <chart:data-point chart:repeated="4"/>
          </chart:series>
          <chart:series chart:style-name="ch8" chart:values-cell-range-address="l3tmr.H3:l3tmr.H6" chart:label-cell-address="l3tmr.H2:l3tmr.H2" chart:class="chart:bar">
            <chart:data-point chart:repeated="4"/>
          </chart:series>
          <chart:series chart:style-name="ch9" chart:values-cell-range-address="l3tmr.I3:l3tmr.I6" chart:label-cell-address="l3tmr.I2:l3tmr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mr.G2:l3tmr.G2</svg:desc>
                </draw:g>
              </table:table-cell>
              <table:table-cell office:value-type="string">
                <text:p>Not-recovered</text:p>
                <draw:g>
                  <svg:desc>l3tmr.H2:l3tmr.H2</svg:desc>
                </draw:g>
              </table:table-cell>
              <table:table-cell office:value-type="string">
                <text:p>Recovered-error</text:p>
                <draw:g>
                  <svg:desc>l3tmr.I2:l3tm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560">
                <text:p>560</text:p>
                <draw:g>
                  <svg:desc>l3tmr.G3:l3tmr.G6</svg:desc>
                </draw:g>
              </table:table-cell>
              <table:table-cell office:value-type="float" office:value="27">
                <text:p>27</text:p>
                <draw:g>
                  <svg:desc>l3tmr.H3:l3tmr.H6</svg:desc>
                </draw:g>
              </table:table-cell>
              <table:table-cell office:value-type="float" office:value="0">
                <text:p>0</text:p>
                <draw:g>
                  <svg:desc>l3tmr.I3:l3tmr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653">
                <text:p>65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620">
                <text:p>62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613">
                <text:p>61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ime.B3:l3time.B6 l3time.D2:l3time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D3:l3time.D6" chart:label-cell-address="l3time.D2:l3time.D2" chart:class="chart:bar">
            <chart:data-point chart:style-name="ch8"/>
            <chart:data-point chart:repeated="3"/>
          </chart:series>
          <chart:series chart:style-name="ch9" chart:values-cell-range-address="l3time.E3:l3time.E6" chart:label-cell-address="l3time.E2:l3time.E2" chart:class="chart:bar">
            <chart:data-point chart:repeated="4"/>
          </chart:series>
          <chart:series chart:style-name="ch10" chart:values-cell-range-address="l3time.F3:l3time.F6" chart:label-cell-address="l3time.F2:l3time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ime.D2:l3time.D2</svg:desc>
                </draw:g>
              </table:table-cell>
              <table:table-cell office:value-type="string">
                <text:p>Nok-failure</text:p>
                <draw:g>
                  <svg:desc>l3time.E2:l3time.E2</svg:desc>
                </draw:g>
              </table:table-cell>
              <table:table-cell office:value-type="string">
                <text:p>Detected</text:p>
                <draw:g>
                  <svg:desc>l3time.F2:l3tim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2981">
                <text:p>2981</text:p>
                <draw:g>
                  <svg:desc>l3time.D3:l3time.D6</svg:desc>
                </draw:g>
              </table:table-cell>
              <table:table-cell office:value-type="float" office:value="64">
                <text:p>64</text:p>
                <draw:g>
                  <svg:desc>l3time.E3:l3time.E6</svg:desc>
                </draw:g>
              </table:table-cell>
              <table:table-cell office:value-type="float" office:value="62">
                <text:p>62</text:p>
                <draw:g>
                  <svg:desc>l3time.F3:l3time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939">
                <text:p>2939</text:p>
              </table:table-cell>
              <table:table-cell office:value-type="float" office:value="78">
                <text:p>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67">
                <text:p>2967</text:p>
              </table:table-cell>
              <table:table-cell office:value-type="float" office:value="83">
                <text:p>83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ime.B3:l3time.B6 l3time.G2:l3time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G3:l3time.G6" chart:label-cell-address="l3time.G2:l3time.G2" chart:class="chart:bar">
            <chart:data-point chart:repeated="4"/>
          </chart:series>
          <chart:series chart:style-name="ch8" chart:values-cell-range-address="l3time.H3:l3time.H6" chart:label-cell-address="l3time.H2:l3time.H2" chart:class="chart:bar">
            <chart:data-point chart:repeated="4"/>
          </chart:series>
          <chart:series chart:style-name="ch9" chart:values-cell-range-address="l3time.I3:l3time.I6" chart:label-cell-address="l3time.I2:l3time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ime.G2:l3time.G2</svg:desc>
                </draw:g>
              </table:table-cell>
              <table:table-cell office:value-type="string">
                <text:p>Not-recovered</text:p>
                <draw:g>
                  <svg:desc>l3time.H2:l3time.H2</svg:desc>
                </draw:g>
              </table:table-cell>
              <table:table-cell office:value-type="string">
                <text:p>Recovered-error</text:p>
                <draw:g>
                  <svg:desc>l3time.I2:l3tim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61">
                <text:p>61</text:p>
                <draw:g>
                  <svg:desc>l3time.G3:l3time.G6</svg:desc>
                </draw:g>
              </table:table-cell>
              <table:table-cell office:value-type="float" office:value="1">
                <text:p>1</text:p>
                <draw:g>
                  <svg:desc>l3time.H3:l3time.H6</svg:desc>
                </draw:g>
              </table:table-cell>
              <table:table-cell office:value-type="float" office:value="0">
                <text:p>0</text:p>
                <draw:g>
                  <svg:desc>l3time.I3:l3time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cm" svg:height="11.581cm" xlink:href=".." xlink:type="simple" chart:class="chart:bar" chart:style-name="ch1">
        <chart:title svg:x="8.238cm" svg:y="0.367cm" chart:style-name="ch2">
          <text:p>Detection Analysis</text:p>
        </chart:title>
        <chart:legend chart:legend-position="bottom" svg:x="7.76cm" svg:y="10.604cm" style:legend-expansion="wide" chart:style-name="ch3"/>
        <chart:plot-area chart:style-name="ch4" table:cell-range-address="Sheet4.B2:Sheet4.K7" chart:data-source-has-labels="both" svg:x="1.709cm" svg:y="1.377cm" svg:width="18.205cm" svg:height="9.084cm">
          <chartooo:coordinate-region svg:x="2.701cm" svg:y="1.576cm" svg:width="17.213cm" svg:height="7.84cm"/>
          <chart:axis chart:dimension="x" chart:name="primary-x" chart:style-name="ch5" chartooo:axis-type="auto">
            <chartooo:date-scale/>
            <chart:categories table:cell-range-address="Sheet4.C2:Sheet4.K3"/>
          </chart:axis>
          <chart:axis chart:dimension="y" chart:name="primary-y" chart:style-name="ch6">
            <chart:title svg:x="0.407cm" svg:y="6.765cm" chart:style-name="ch7">
              <text:p># of Tests</text:p>
            </chart:title>
            <chart:grid chart:style-name="ch8" chart:class="major"/>
          </chart:axis>
          <chart:series chart:style-name="ch9" chart:values-cell-range-address="Sheet4.C4:Sheet4.K4" chart:label-cell-address="Sheet4.B4:Sheet4.B4" chart:class="chart:bar">
            <chart:data-point chart:repeated="9"/>
          </chart:series>
          <chart:series chart:style-name="ch10" chart:values-cell-range-address="Sheet4.C5:Sheet4.K5" chart:label-cell-address="Sheet4.B5:Sheet4.B5" chart:class="chart:bar">
            <chart:data-point chart:repeated="9"/>
          </chart:series>
          <chart:series chart:style-name="ch11" chart:values-cell-range-address="Sheet4.C6:Sheet4.K6" chart:label-cell-address="Sheet4.B6:Sheet4.B6" chart:class="chart:bar">
            <chart:data-point chart:repeated="9"/>
          </chart:series>
          <chart:series chart:style-name="ch12" chart:values-cell-range-address="Sheet4.C7:Sheet4.K7" chart:label-cell-address="Sheet4.B7:Sheet4.B7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3Flow Ok-latent</text:p>
                <text:list>
                  <text:list-item>
                    <text:p>L3Flow</text:p>
                  </text:list-item>
                  <text:list-item>
                    <text:p>Ok-latent</text:p>
                  </text:list-item>
                </text:list>
                <draw:g>
                  <svg:desc>Sheet4.C2:Sheet4.K3</svg:desc>
                </draw:g>
              </table:table-cell>
              <table:table-cell office:value-type="string">
                <text:p>L3Flow Nok-failure</text:p>
                <text:list>
                  <text:list-item>
                    <text:p/>
                  </text:list-item>
                  <text:list-item>
                    <text:p>Nok-failure</text:p>
                  </text:list-item>
                </text:list>
              </table:table-cell>
              <table:table-cell office:value-type="string">
                <text:p>L3Flow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3TMR Ok-latent</text:p>
                <text:list>
                  <text:list-item>
                    <text:p>L3TMR</text:p>
                  </text:list-item>
                  <text:list-item>
                    <text:p>Ok-latent</text:p>
                  </text:list-item>
                </text:list>
              </table:table-cell>
              <table:table-cell office:value-type="string">
                <text:p>L3TMR Nok-failure</text:p>
                <text:list>
                  <text:list-item>
                    <text:p/>
                  </text:list-item>
                  <text:list-item>
                    <text:p>Nok-failure</text:p>
                  </text:list-item>
                </text:list>
              </table:table-cell>
              <table:table-cell office:value-type="string">
                <text:p>L3TMR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3TR Ok-latent</text:p>
                <text:list>
                  <text:list-item>
                    <text:p>L3TR</text:p>
                  </text:list-item>
                  <text:list-item>
                    <text:p>Ok-latent</text:p>
                  </text:list-item>
                </text:list>
              </table:table-cell>
              <table:table-cell office:value-type="string">
                <text:p>L3TR Nok-failure</text:p>
                <text:list>
                  <text:list-item>
                    <text:p/>
                  </text:list-item>
                  <text:list-item>
                    <text:p>Nok-failure</text:p>
                  </text:list-item>
                </text:list>
              </table:table-cell>
              <table:table-cell office:value-type="string">
                <text:p>L3TR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Sheet4.B4:Sheet4.B4</svg:desc>
                </draw:g>
              </table:table-cell>
              <table:table-cell office:value-type="float" office:value="2514">
                <text:p>2514</text:p>
                <draw:g>
                  <svg:desc>Sheet4.C4:Sheet4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601">
                <text:p>601</text:p>
              </table:table-cell>
              <table:table-cell office:value-type="float" office:value="2518">
                <text:p>2518</text:p>
              </table:table-cell>
              <table:table-cell office:value-type="float" office:value="0">
                <text:p>0</text:p>
              </table:table-cell>
              <table:table-cell office:value-type="float" office:value="587">
                <text:p>587</text:p>
              </table:table-cell>
              <table:table-cell office:value-type="float" office:value="2981">
                <text:p>2981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bsort</text:p>
                <draw:g>
                  <svg:desc>Sheet4.B5:Sheet4.B5</svg:desc>
                </draw:g>
              </table:table-cell>
              <table:table-cell office:value-type="float" office:value="2391">
                <text:p>2391</text:p>
                <draw:g>
                  <svg:desc>Sheet4.C5:Sheet4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  <table:table-cell office:value-type="float" office:value="2425">
                <text:p>2425</text:p>
              </table:table-cell>
              <table:table-cell office:value-type="float" office:value="1">
                <text:p>1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  <draw:g>
                  <svg:desc>Sheet4.B6:Sheet4.B6</svg:desc>
                </draw:g>
              </table:table-cell>
              <table:table-cell office:value-type="float" office:value="2435">
                <text:p>2435</text:p>
                <draw:g>
                  <svg:desc>Sheet4.C6:Sheet4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  <table:table-cell office:value-type="float" office:value="2939">
                <text:p>2939</text:p>
              </table:table-cell>
              <table:table-cell office:value-type="float" office:value="78">
                <text:p>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hamming</text:p>
                <draw:g>
                  <svg:desc>Sheet4.B7:Sheet4.B7</svg:desc>
                </draw:g>
              </table:table-cell>
              <table:table-cell office:value-type="float" office:value="2422">
                <text:p>2422</text:p>
                <draw:g>
                  <svg:desc>Sheet4.C7:Sheet4.K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683">
                <text:p>683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  <table:table-cell office:value-type="float" office:value="2967">
                <text:p>2967</text:p>
              </table:table-cell>
              <table:table-cell office:value-type="float" office:value="83">
                <text:p>83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